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Chi ha visto una volta il cielo di Palermo non potrà mai più dimenticarlo.</text:span></text:p>
      <text:p text:style-name="P1"><text:span text:style-name="T1">(Johann Wolfgang von Goethe)</text:span></text:p>
      <text:p text:style-name="P1"><text:span text:style-name="T1"/></text:p>
      <text:p text:style-name="P1"><text:span text:style-name="T1"/></text:p>
      <text:p text:style-name="P1"><text:span text:style-name="T2">Palermo,<text:s/></text:span><text:span text:style-name="T3">nata con il nome fenicio di<text:s/></text:span><text:span text:style-name="T4">Zyz</text:span><text:span text:style-name="T5">, divenuta<text:s/></text:span><text:span text:style-name="T6">Panormos<text:s/></text:span><text:span text:style-name="T7">con i Greci e<text:s/></text:span><text:span text:style-name="T8">Panormus</text:span><text:span text:style-name="T9"><text:s/>con i Romani; chiamata<text:s/></text:span><text:span text:style-name="T10">Balarm</text:span><text:span text:style-name="T11"><text:s/>dagli Arabi e<text:s/></text:span><text:span text:style-name="T12">Balermus</text:span><text:span text:style-name="T13"><text:s/>dai Normanni, è diventata definitivamente Palermo con l'età moderna.</text:span></text:p>
      <text:p text:style-name="P1"><text:span text:style-name="T13">Considerata la città al mondo più spesso conquistata, è per questo multietnica e multirazziale, colorata, vivace e rumosora.</text:span></text:p>
      <text:p text:style-name="P1"><text:span text:style-name="T13">Fondata dai Fenici nel 734 a.C, la città conosce la presenza umana già dall'epoca preistorica, come testimoniato dai graffiti delle grotte dell'Addaura.</text:span></text:p>
      <text:p text:style-name="P1"><text:span text:style-name="T13">Dopo la prima guerra punica (264 a.C.-241 a. C.) la città passa sotto il dominio romano, in cui vive un periodo tranquillo e prospero.</text:span></text:p>
      <text:p text:style-name="P1"><text:span text:style-name="T13">Alla divisione dell'impero romano, la Sicilia passò all'impero romano d'Occidente.</text:span></text:p>
      <text:p text:style-name="P1"><text:span text:style-name="T13">Arabi e Normanni hanno lasciato un'eredità storica e artistica incommensurabile. </text:span></text:p>
      <text:p text:style-name="P1"><text:span text:style-name="T13">Seguono Svevi, Angioini, Aragonesi, Borbone, insomma...se cercate tante civiltà, ma non avete nè tempo nè soldi per visitare luoghi diversi, Palermo fa al caso vostro!</text:span></text:p>
      <text:p text:style-name="P2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